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1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>
            <text:p>Student00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Student002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Student003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96">
            <text:p>96</text:p>
          </table:table-cell>
          <table:table-cell office:value-type="float" office:value="53">
            <text:p>53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tudent004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Student005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61">
            <text:p>61</text:p>
          </table:table-cell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Student006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udent007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tudent008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Student009</text:p>
          </table:table-cell>
          <table:table-cell office:value-type="float" office:value="14">
            <text:p>14</text:p>
          </table:table-cell>
          <table:table-cell table:number-columns-repeated="2" office:value-type="float" office:value="87">
            <text:p>87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Student010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table:number-columns-repeated="2"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Student011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Student012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tudent013</text:p>
          </table:table-cell>
          <table:table-cell office:value-type="float" office:value="12">
            <text:p>12</text:p>
          </table:table-cell>
          <table:table-cell table:number-columns-repeated="2" office:value-type="float" office:value="63">
            <text:p>63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62">
            <text:p>62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Student014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Student015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Student016</text:p>
          </table:table-cell>
          <table:table-cell office:value-type="float" office:value="12">
            <text:p>12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Student017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Student018</text:p>
          </table:table-cell>
          <table:table-cell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udent019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Student020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Student021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Student022</text:p>
          </table:table-cell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tudent023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Student024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Student025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tudent026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Student027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tudent028</text:p>
          </table:table-cell>
          <table:table-cell office:value-type="float" office:value="13">
            <text:p>13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Student029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Student03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tudent03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Student032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Student033</text:p>
          </table:table-cell>
          <table:table-cell office:value-type="float" office:value="6">
            <text:p>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8">
            <text:p>98</text:p>
          </table:table-cell>
        </table:table-row>
        <table:table-row table:style-name="ro1">
          <table:table-cell office:value-type="string">
            <text:p>Student034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Student035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Student03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Student037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77">
            <text:p>77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udent038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Student039</text:p>
          </table:table-cell>
          <table:table-cell office:value-type="float" office:value="1">
            <text:p>1</text:p>
          </table:table-cell>
          <table:table-cell table:number-columns-repeated="2"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Student040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table:number-columns-repeated="2" office:value-type="float" office:value="63">
            <text:p>6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Student041</text:p>
          </table:table-cell>
          <table:table-cell office:value-type="float" office:value="14">
            <text:p>14</text:p>
          </table:table-cell>
          <table:table-cell table:number-columns-repeated="2"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table:number-columns-repeated="2" office:value-type="float" office:value="74">
            <text:p>7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Student042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Student043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udent044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tudent045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Student046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table:number-columns-repeated="2"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tudent047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Student048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Student049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Student050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Student051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Student052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Student053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Student054</text:p>
          </table:table-cell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office:value-type="float" office:value="93">
            <text:p>93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Student055</text:p>
          </table:table-cell>
          <table:table-cell office:value-type="float" office:value="15">
            <text:p>15</text:p>
          </table:table-cell>
          <table:table-cell table:number-columns-repeated="2"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Student056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Student057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udent058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Student059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Student060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Student061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91">
            <text:p>91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Student0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Student063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udent064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Student065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tudent06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87">
            <text:p>87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Student067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Student068</text:p>
          </table:table-cell>
          <table:table-cell office:value-type="float" office:value="8">
            <text:p>8</text:p>
          </table:table-cell>
          <table:table-cell office:value-type="float" office:value="98">
            <text:p>98</text:p>
          </table:table-cell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Student069</text:p>
          </table:table-cell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table:number-columns-repeated="2" office:value-type="float" office:value="90">
            <text:p>9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Student070</text:p>
          </table:table-cell>
          <table:table-cell office:value-type="float" office:value="12">
            <text:p>12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Student071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Student072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Student073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Student074</text:p>
          </table:table-cell>
          <table:table-cell office:value-type="float" office:value="13">
            <text:p>13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tudent075</text:p>
          </table:table-cell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Student076</text:p>
          </table:table-cell>
          <table:table-cell office:value-type="float" office:value="13">
            <text:p>13</text:p>
          </table:table-cell>
          <table:table-cell table:number-columns-repeated="2"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Student077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tudent078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Student079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Student080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Student081</text:p>
          </table:table-cell>
          <table:table-cell office:value-type="float" office:value="6">
            <text:p>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Student082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Student083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9">
            <text:p>89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Student084</text:p>
          </table:table-cell>
          <table:table-cell office:value-type="float" office:value="11">
            <text:p>11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Student085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Student086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Student087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Student088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Student08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Student09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Student091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table:number-columns-repeated="2"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udent092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Student093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tudent094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Student095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Student096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Student097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2" office:value-type="float" office:value="98">
            <text:p>98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Student098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Student099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table:number-columns-repeated="2" office:value-type="float" office:value="92">
            <text:p>92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Student100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Student101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Student102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tudent103</text:p>
          </table:table-cell>
          <table:table-cell office:value-type="float" office:value="14">
            <text:p>14</text:p>
          </table:table-cell>
          <table:table-cell table:number-columns-repeated="2"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Student104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Student105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office:value-type="float" office:value="73">
            <text:p>7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Student10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Student107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tudent108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71">
            <text:p>7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udent109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Student110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Student111</text:p>
          </table:table-cell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udent112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Student113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Student114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Student115</text:p>
          </table:table-cell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Student116</text:p>
          </table:table-cell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Student117</text:p>
          </table:table-cell>
          <table:table-cell office:value-type="float" office:value="12">
            <text:p>12</text:p>
          </table:table-cell>
          <table:table-cell table:number-columns-repeated="2"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Student118</text:p>
          </table:table-cell>
          <table:table-cell office:value-type="float" office:value="10">
            <text:p>10</text:p>
          </table:table-cell>
          <table:table-cell table:number-columns-repeated="2"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Student119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2">
            <text:p>92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Student120</text:p>
          </table:table-cell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  <table:table-cell table:number-columns-repeated="2"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udent121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Student122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tudent123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number-columns-repeated="2" office:value-type="float" office:value="84">
            <text:p>84</text:p>
          </table:table-cell>
        </table:table-row>
        <table:table-row table:style-name="ro1">
          <table:table-cell office:value-type="string">
            <text:p>Student124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Student1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table:number-columns-repeated="2" office:value-type="float" office:value="73">
            <text:p>73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Student126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number-columns-repeated="2" office:value-type="float" office:value="91">
            <text:p>91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Student127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Student128</text:p>
          </table:table-cell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number-columns-repeated="2" office:value-type="float" office:value="81">
            <text:p>81</text:p>
          </table:table-cell>
          <table:table-cell office:value-type="float" office:value="98">
            <text:p>98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udent129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Student130</text:p>
          </table:table-cell>
          <table:table-cell office:value-type="float" office:value="13">
            <text:p>13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Student131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Student132</text:p>
          </table:table-cell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Student133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Student13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77">
            <text:p>77</text:p>
          </table:table-cell>
          <table:table-cell office:value-type="float" office:value="61">
            <text:p>61</text:p>
          </table:table-cell>
          <table:table-cell office:value-type="float" office:value="86">
            <text:p>86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Student135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Student136</text:p>
          </table:table-cell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 office:value-type="float" office:value="90">
            <text:p>9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Student137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table:number-columns-repeated="2"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Student138</text:p>
          </table:table-cell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Student139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Student140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Student141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Student142</text:p>
          </table:table-cell>
          <table:table-cell office:value-type="float" office:value="13">
            <text:p>13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Student14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Student144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73">
            <text:p>73</text:p>
          </table:table-cell>
          <table:table-cell office:value-type="float" office:value="94">
            <text:p>94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Student145</text:p>
          </table:table-cell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Student146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Student147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Student148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udent149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93">
            <text:p>93</text:p>
          </table:table-cell>
        </table:table-row>
        <table:table-row table:style-name="ro1">
          <table:table-cell office:value-type="string">
            <text:p>Student150</text:p>
          </table:table-cell>
          <table:table-cell office:value-type="float" office:value="13">
            <text:p>13</text:p>
          </table:table-cell>
          <table:table-cell table:number-columns-repeated="2"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98">
            <text:p>98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Student151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udent15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Student153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Student15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table:number-columns-repeated="2"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tudent155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Student156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tudent157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tudent158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Student159</text:p>
          </table:table-cell>
          <table:table-cell office:value-type="float" office:value="13">
            <text:p>13</text:p>
          </table:table-cell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Student160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Student161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table:number-columns-repeated="2"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udent162</text:p>
          </table:table-cell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Student163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tudent164</text:p>
          </table:table-cell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udent165</text:p>
          </table:table-cell>
          <table:table-cell office:value-type="float" office:value="13">
            <text:p>13</text:p>
          </table:table-cell>
          <table:table-cell office:value-type="float" office:value="97">
            <text:p>97</text:p>
          </table:table-cell>
          <table:table-cell office:value-type="float" office:value="79">
            <text:p>79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Student166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Student167</text:p>
          </table:table-cell>
          <table:table-cell office:value-type="float" office:value="6">
            <text:p>6</text:p>
          </table:table-cell>
          <table:table-cell table:number-columns-repeated="2" office:value-type="float" office:value="75">
            <text:p>75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Student168</text:p>
          </table:table-cell>
          <table:table-cell office:value-type="float" office:value="15">
            <text:p>15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Student169</text:p>
          </table:table-cell>
          <table:table-cell office:value-type="float" office:value="12">
            <text:p>1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Student170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Student171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Student172</text:p>
          </table:table-cell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Student173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tudent174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Student175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Student176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 office:value-type="float" office:value="96">
            <text:p>96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Student177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table:number-columns-repeated="2"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Student178</text:p>
          </table:table-cell>
          <table:table-cell office:value-type="float" office:value="9">
            <text:p>9</text:p>
          </table:table-cell>
          <table:table-cell table:number-columns-repeated="2"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Student179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tudent180</text:p>
          </table:table-cell>
          <table:table-cell office:value-type="float" office:value="13">
            <text:p>13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tudent181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Student182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Student183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tudent184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tudent185</text:p>
          </table:table-cell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office:value-type="float" office:value="81">
            <text:p>81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udent186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Student187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tudent188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Student189</text:p>
          </table:table-cell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tudent190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Student19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tudent192</text:p>
          </table:table-cell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Student193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tudent194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Student195</text:p>
          </table:table-cell>
          <table:table-cell office:value-type="float" office:value="5">
            <text:p>5</text:p>
          </table:table-cell>
          <table:table-cell table:number-columns-repeated="2" office:value-type="float" office:value="61">
            <text:p>61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tudent196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Student19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table:number-columns-repeated="2" office:value-type="float" office:value="98">
            <text:p>98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Student198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Student199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Student200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Student201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</table:table-row>
        <table:table-row table:style-name="ro1">
          <table:table-cell office:value-type="string">
            <text:p>Student202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table:number-columns-repeated="2" office:value-type="float" office:value="94">
            <text:p>94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Student203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49">
            <text:p>49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tudent20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Student205</text:p>
          </table:table-cell>
          <table:table-cell office:value-type="float" office:value="12">
            <text:p>12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Student206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Student207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tudent208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Student209</text:p>
          </table:table-cell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table:number-columns-repeated="2"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udent21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Student211</text:p>
          </table:table-cell>
          <table:table-cell office:value-type="float" office:value="8">
            <text:p>8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tudent212</text:p>
          </table:table-cell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tudent213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98">
            <text:p>98</text:p>
          </table:table-cell>
        </table:table-row>
        <table:table-row table:style-name="ro1">
          <table:table-cell office:value-type="string">
            <text:p>Student214</text:p>
          </table:table-cell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Student215</text:p>
          </table:table-cell>
          <table:table-cell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udent216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99">
            <text:p>9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Student21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Student218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77">
            <text:p>77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Student219</text:p>
          </table:table-cell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7">
            <text:p>9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Student220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91">
            <text:p>91</text:p>
          </table:table-cell>
          <table:table-cell office:value-type="float" office:value="98">
            <text:p>98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Student221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table:number-columns-repeated="2"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Student222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Student223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Student224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Student225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table:number-columns-repeated="3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Student226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Student227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3" office:value-type="float" office:value="94">
            <text:p>94</text:p>
          </table:table-cell>
          <table:table-cell table:number-columns-repeated="2" office:value-type="float" office:value="93">
            <text:p>93</text:p>
          </table:table-cell>
        </table:table-row>
        <table:table-row table:style-name="ro1">
          <table:table-cell office:value-type="string">
            <text:p>Student228</text:p>
          </table:table-cell>
          <table:table-cell office:value-type="float" office:value="8">
            <text:p>8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office:value-type="float" office:value="73">
            <text:p>73</text:p>
          </table:table-cell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Student229</text:p>
          </table:table-cell>
          <table:table-cell office:value-type="float" office:value="13">
            <text:p>13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udent230</text:p>
          </table:table-cell>
          <table:table-cell office:value-type="float" office:value="11">
            <text:p>11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Student231</text:p>
          </table:table-cell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  <table:table-cell table:number-columns-repeated="2"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Student232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table:number-columns-repeated="2" office:value-type="float" office:value="91">
            <text:p>91</text:p>
          </table:table-cell>
        </table:table-row>
        <table:table-row table:style-name="ro1">
          <table:table-cell office:value-type="string">
            <text:p>Student23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Student234</text:p>
          </table:table-cell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table:number-columns-repeated="2" office:value-type="float" office:value="92">
            <text:p>92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tudent235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udent236</text:p>
          </table:table-cell>
          <table:table-cell office:value-type="float" office:value="11">
            <text:p>11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Student237</text:p>
          </table:table-cell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table:number-columns-repeated="2" office:value-type="float" office:value="94">
            <text:p>94</text:p>
          </table:table-cell>
          <table:table-cell office:value-type="float" office:value="91">
            <text:p>91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udent238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Student239</text:p>
          </table:table-cell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73">
            <text:p>73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Student240</text:p>
          </table:table-cell>
          <table:table-cell office:value-type="float" office:value="15">
            <text:p>15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udent241</text:p>
          </table:table-cell>
          <table:table-cell office:value-type="float" office:value="8">
            <text:p>8</text:p>
          </table:table-cell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table:number-columns-repeated="2" office:value-type="float" office:value="83">
            <text:p>8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Student242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table:number-columns-repeated="2" office:value-type="float" office:value="97">
            <text:p>97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Student243</text:p>
          </table:table-cell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Student244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Student245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table:number-columns-repeated="2" office:value-type="float" office:value="97">
            <text:p>97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Student246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udent247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Student248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Student249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Student250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Student251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udent252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table:number-columns-repeated="2"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Student253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table:number-columns-repeated="2"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Student254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98">
            <text:p>98</text:p>
          </table:table-cell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Student255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Student256</text:p>
          </table:table-cell>
          <table:table-cell office:value-type="float" office:value="15">
            <text:p>15</text:p>
          </table:table-cell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tudent257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Student258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Student259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0">
            <text:p>90</text:p>
          </table:table-cell>
        </table:table-row>
        <table:table-row table:style-name="ro1">
          <table:table-cell office:value-type="string">
            <text:p>Student260</text:p>
          </table:table-cell>
          <table:table-cell office:value-type="float" office:value="13">
            <text:p>13</text:p>
          </table:table-cell>
          <table:table-cell office:value-type="float" office:value="97">
            <text:p>97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Student261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udent262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Student263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Student264</text:p>
          </table:table-cell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table:number-columns-repeated="2" office:value-type="float" office:value="83">
            <text:p>83</text:p>
          </table:table-cell>
        </table:table-row>
        <table:table-row table:style-name="ro1">
          <table:table-cell office:value-type="string">
            <text:p>Student265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Student26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Student267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Student268</text:p>
          </table:table-cell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table:number-columns-repeated="2" office:value-type="float" office:value="99">
            <text:p>99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Student269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udent270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tudent271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Student272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Student273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Student27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 table:number-columns-repeated="2" office:value-type="float" office:value="79">
            <text:p>79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Student275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table:number-columns-repeated="2" office:value-type="float" office:value="85">
            <text:p>85</text:p>
          </table:table-cell>
        </table:table-row>
        <table:table-row table:style-name="ro1">
          <table:table-cell office:value-type="string">
            <text:p>Student276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table:number-columns-repeated="2"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Student277</text:p>
          </table:table-cell>
          <table:table-cell office:value-type="float" office:value="10">
            <text:p>10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Student278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udent279</text:p>
          </table:table-cell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tudent28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tudent281</text:p>
          </table:table-cell>
          <table:table-cell office:value-type="float" office:value="12">
            <text:p>1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Student282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Student283</text:p>
          </table:table-cell>
          <table:table-cell office:value-type="float" office:value="12">
            <text:p>12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Student284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udent285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  <table:table-cell office:value-type="float" office:value="83">
            <text:p>83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tudent286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91">
            <text:p>91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tudent287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tudent288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39">
            <text:p>39</text:p>
          </table:table-cell>
          <table:table-cell table:number-columns-repeated="2" office:value-type="float" office:value="55">
            <text:p>55</text:p>
          </table:table-cell>
        </table:table-row>
        <table:table-row table:style-name="ro1">
          <table:table-cell office:value-type="string">
            <text:p>Student289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udent290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80">
            <text:p>80</text:p>
          </table:table-cell>
          <table:table-cell table:number-columns-repeated="2"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Student29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Student29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Student293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Student294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Student295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Student296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Student297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Student298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float" office:value="91">
            <text:p>91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Student299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Student300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office:value-type="float" office:value="93">
            <text:p>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2">12.12.2024</text:date>, <text:time>14:03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00" meta:object-count="0"/>
    <meta:generator>OpenOffice/4.1.8$Win32 OpenOffice.org_project/418m3$Build-9803</meta:generator>
  </office:meta>
</office:document-meta>
</file>